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82cm" fo:margin-left="0.515cm" fo:margin-right="0.54cm" table:align="margins"/>
    </style:style>
    <style:style style:name="Tabelle1.A" style:family="table-column">
      <style:table-column-properties style:column-width="5.209cm" style:rel-column-width="20713*"/>
    </style:style>
    <style:style style:name="Tabelle1.B" style:family="table-column">
      <style:table-column-properties style:column-width="11.273cm" style:rel-column-width="4482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482cm" fo:margin-left="0.515cm" fo:margin-right="0.54cm" table:align="margins"/>
    </style:style>
    <style:style style:name="Tabelle2.A" style:family="table-column">
      <style:table-column-properties style:column-width="2.803cm" style:rel-column-width="11145*"/>
    </style:style>
    <style:style style:name="Tabelle2.B" style:family="table-column">
      <style:table-column-properties style:column-width="1.838cm" style:rel-column-width="7308*"/>
    </style:style>
    <style:style style:name="Tabelle2.C" style:family="table-column">
      <style:table-column-properties style:column-width="2.244cm" style:rel-column-width="8922*"/>
    </style:style>
    <style:style style:name="Tabelle2.D" style:family="table-column">
      <style:table-column-properties style:column-width="9.597cm" style:rel-column-width="381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6.482cm" fo:margin-left="0.515cm" fo:margin-right="0.54cm" table:align="margins"/>
    </style:style>
    <style:style style:name="Tabelle4.A" style:family="table-column">
      <style:table-column-properties style:column-width="8.165cm" style:rel-column-width="32469*"/>
    </style:style>
    <style:style style:name="Tabelle4.B" style:family="table-column">
      <style:table-column-properties style:column-width="2.935cm" style:rel-column-width="11671*"/>
    </style:style>
    <style:style style:name="Tabelle4.C" style:family="table-column">
      <style:table-column-properties style:column-width="5.382cm" style:rel-column-width="21395*"/>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482cm" fo:margin-left="0.515cm" fo:margin-right="0.54cm" fo:break-before="auto" fo:break-after="auto" table:align="margins"/>
    </style:style>
    <style:style style:name="Tabelle3.A" style:family="table-column">
      <style:table-column-properties style:column-width="4.057cm" style:rel-column-width="16132*"/>
    </style:style>
    <style:style style:name="Tabelle3.B" style:family="table-column">
      <style:table-column-properties style:column-width="4.216cm" style:rel-column-width="16764*"/>
    </style:style>
    <style:style style:name="Tabelle3.C" style:family="table-column">
      <style:table-column-properties style:column-width="4.35cm" style:rel-column-width="17297*"/>
    </style:style>
    <style:style style:name="Tabelle3.D" style:family="table-column">
      <style:table-column-properties style:column-width="3.858cm" style:rel-column-width="1534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0.002cm solid #000000">
        <style:background-image/>
      </style:table-cell-properties>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indent="0cm" style:auto-text-indent="false" fo:padding="0cm" fo:border-left="none" fo:border-right="none" fo:border-top="none" fo:border-bottom="0.018cm solid #000000" style:shadow="none"/>
      <style:text-properties fo:font-size="28pt" fo:font-weight="bold" style:font-size-asian="28pt" style:font-weight-asian="bold" style:font-size-complex="28pt" style:font-weight-complex="bold"/>
    </style:style>
    <style:style style:name="P8" style:family="paragraph" style:parent-style-name="Contents_20_1">
      <style:paragraph-properties>
        <style:tab-stops>
          <style:tab-stop style:position="17.537cm" style:type="right" style:leader-style="dotted" style:leader-text="."/>
        </style:tab-stops>
      </style:paragraph-properties>
    </style:style>
    <style:style style:name="P9" style:family="paragraph" style:parent-style-name="Contents_20_2">
      <style:paragraph-properties>
        <style:tab-stops>
          <style:tab-stop style:position="17.037cm"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7">
      <style:text-properties fo:font-size="10pt"/>
    </style:style>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ack:tag</text:p>
      <text:p text:style-name="P5">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0</text:p>
      <text:p text:style-name="Standard">Released: 2008-04-21</text:p>
      <text:p text:style-name="Standard"/>
      <text:p text:style-name="Standard">License: This document is licensed under<draw:frame draw:style-name="fr1" draw:name="Grafik1" text:anchor-type="char" svg:x="13.437cm" svg:y="0.099cm" svg:width="3.104cm" svg:height="1.094cm"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http://creativecommons.org/licenses/by-nc-sa/2.0/de/</text:a></text:p>
      <text:p text:style-name="Standard"/>
      <text:p text:style-name="Standard">Found errors, typos or got some suggestions?</text:p>
      <text:p text:style-name="Standard">Please mail me to danielgalan at users dot sourceforge dot com, I heartily appreciate contributions.</text:p>
      <text:p text:style-name="Standard"/>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8">Introduction<text:tab/>3</text:p>
          <text:p text:style-name="P9">Resources<text:tab/>3</text:p>
          <text:p text:style-name="P9">Minification<text:tab/>3</text:p>
          <text:p text:style-name="P9">Compression<text:tab/>4</text:p>
          <text:p text:style-name="P9">Caching<text:tab/>4</text:p>
          <text:p text:style-name="P9">Combination<text:tab/>4</text:p>
          <text:p text:style-name="P8">pack:tag<text:tab/>5</text:p>
          <text:p text:style-name="P9">Features<text:tab/>5</text:p>
          <text:p text:style-name="P9">Requirements<text:tab/>5</text:p>
          <text:p text:style-name="P9">Integration<text:tab/>5</text:p>
          <text:p text:style-name="P9">Usage<text:tab/>6</text:p>
          <text:p text:style-name="P9">Configuration<text:tab/>8</text:p>
          <text:p text:style-name="P9">Configuration Options<text:tab/>8</text:p>
          <text:p text:style-name="P8">PackStrategies<text:tab/>10</text:p>
          <text:p text:style-name="P9">Available PackStrategies<text:tab/>10</text:p>
          <text:p text:style-name="P9">Setting the PackStrategy<text:tab/>11</text:p>
          <text:p text:style-name="P9">Developing own PackStrategies<text:tab/>11</text:p>
          <text:p text:style-name="P8">Best practices and FAQ<text:tab/>11</text:p>
          <text:p text:style-name="P9">Cloaking resources<text:tab/>11</text:p>
          <text:p text:style-name="P9">Gzipping dynamic content like HTML (GzipFilter)<text:tab/>12</text:p>
          <text:p text:style-name="P9">Combined Resources mistakes<text:tab/>12</text:p>
          <text:p text:style-name="P9">Ending semicolon in JavaScript<text:tab/>13</text:p>
          <text:p text:style-name="P9">Exploded/unexploded war<text:tab/>13</text:p>
          <text:p text:style-name="P9">JavaScript libraries<text:tab/>14</text:p>
          <text:p text:style-name="P9">Manual cache emptying<text:tab/>14</text:p>
          <text:p text:style-name="P8">Appendix<text:tab/>14</text:p>
          <text:p text:style-name="P9">Thanks<text:tab/>14</text:p>
          <text:p text:style-name="P9">Licenses<text:tab/>14</text:p>
          <text:p text:style-name="P9">Similar projects<text:tab/>14</text:p>
          <text:p text:style-name="P9">Tools<text:tab/>15</text:p>
          <text:p text:style-name="P9">Further readings and links<text:tab/>15</text:p>
          <text:p text:style-name="P9">Additional Sources<text:tab/>15</text:p>
          <text:p text:style-name="P9">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text:style-name="L1">
        <text:list-item>
          <text:p text:style-name="P11"><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1"><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http://www.alistapart.com/articles/sprites</text:a>)</text:p>
        </text:list-item>
        <text:list-item>
          <text:p text:style-name="P11"><text:span text:style-name="T1">CSS</text:span><text:line-break/>CSS Files are static and written during development time. You can apply minification, compression and caching of the packed resources to save bandwidth and CPU.</text:p>
        </text:list-item>
        <text:list-item>
          <text:p text:style-name="P11"><text:span text:style-name="T1">JavaScript</text:span><text:line-break/>To a JavaScript file apply the same conditions and rules as to CSS files.</text:p>
        </text:list-item>
        <text:list-item>
          <text:p text:style-name="P11"><text:span text:style-name="T1">Objects</text:span> (Flash, JavaFx, Java Applet, ..)<text:line-break/>Embedded Object like Java Applets are usually already compressed. You can not change the inner working from outside, so you have to deploy it as-is.</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Standard"/>
      <text:p text:style-name="Standard">Let's look at an example, the following JavaScript file is not minified:</text:p>
      <text:p text:style-name="Code">var ajax = {<text:line-break/><text:line-break/><text:soft-pag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Heading_20_2"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3" text:outline-level="1">pack:tag</text:h>
      <text:h text:style-name="Heading_20_2" text:outline-level="2">Features</text:h>
      <text:p text:style-name="Standard">pack:tag offers many advantages to your development and deployment:</text:p>
      <text:list text:style-name="L2">
        <text:list-item>
          <text:p text:style-name="P12">Minification of JavaScript and Cascading Style Sheets</text:p>
        </text:list-item>
        <text:list-item>
          <text:p text:style-name="P12">Caching to memory (default) or file system</text:p>
        </text:list-item>
        <text:list-item>
          <text:p text:style-name="P12">The minified content is delivered gzipped (memory)</text:p>
        </text:list-item>
        <text:list-item>
          <text:p text:style-name="P12">Combination of resources</text:p>
        </text:list-item>
        <text:list-item>
          <text:p text:style-name="P12">Combination of subdirectories (wildcard syntax)</text:p>
        </text:list-item>
        <text:list-item>
          <text:p text:style-name="P12">External resources can be packed and then served locally</text:p>
        </text:list-item>
        <text:list-item>
          <text:p text:style-name="P12">Cached resources are updated automatically on change</text:p>
        </text:list-item>
        <text:list-item>
          <text:p text:style-name="P12">Minification and compression adjustable on single resources</text:p>
        </text:list-item>
        <text:list-item>
          <text:p text:style-name="P12">Relative path support (memory)</text:p>
        </text:list-item>
        <text:list-item>
          <text:p text:style-name="P12">Charset support</text:p>
        </text:list-item>
        <text:list-item>
          <text:p text:style-name="P12">Strict XHTML conformity</text:p>
        </text:list-item>
        <text:list-item>
          <text:p text:style-name="P12">Apache Standard taglib support for evaluations</text:p>
        </text:list-item>
        <text:list-item>
          <text:p text:style-name="P12">Advanced caching techniques (etag configuration, 304 status header, expire header, ..)</text:p>
        </text:list-item>
        <text:list-item>
          <text:p text:style-name="P12">No resource will be written out twice</text:p>
        </text:list-item>
        <text:list-item>
          <text:p text:style-name="P12">Cloaking of resources</text:p>
        </text:list-item>
      </text:list>
      <text:p text:style-name="Standard"/>
      <text:p text:style-name="Standard">Benefits you get when compressing static resources with pack:tag:</text:p>
      <text:list text:style-name="L3">
        <text:list-item>
          <text:p text:style-name="P13">Reduced bandwidth</text:p>
        </text:list-item>
        <text:list-item>
          <text:p text:style-name="P13">Reduced number of requests</text:p>
        </text:list-item>
        <text:list-item>
          <text:p text:style-name="P13">Faster loading time for the client</text:p>
        </text:list-item>
        <text:list-item>
          <text:p text:style-name="P13">Obfuscation of the content (depending on the strategy, at least uglyfying) and the resource names</text:p>
        </text:list-item>
        <text:list-item>
          <text:p text:style-name="P13">Browser caching side-effects of JavaScript files solved</text:p>
        </text:list-item>
      </text:list>
      <text:p text:style-name="Standard"/>
      <text:h text:style-name="Heading_20_2" text:outline-level="2">Requirements</text:h>
      <text:p text:style-name="Standard">You can use pack:tag when the following conditions are fulfilled:</text:p>
      <text:list text:style-name="L4">
        <text:list-item>
          <text:p text:style-name="P14">Java VM 1.4 or higher</text:p>
        </text:list-item>
        <text:list-item>
          <text:p text:style-name="P14">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Standard">You can find the latest version of pack:tag online on sourceforge.net:</text:p>
      <text:p text:style-name="Standard"><text:a xlink:type="simple" xlink:href="http://www.sourceforge.net/projects/packtag">http://www.sourceforge.net/projects/packtag</text:a></text:p>
      <text:p text:style-name="Standard">Just click on the download button and get the latest packtag-x.y.zip file (where x.y is the current version number).</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ext:soft-page-break/>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2</text:h>
      <text:p text:style-name="Standard">Maven2 support is in progress, pom descriptors are available, but pack:tag is not uploaded to a maven repository yet.</text:p>
      <text:p text:style-name="Standard">Until then you have to install the library by yourself to your local repository:</text:p>
      <text:p text:style-name="Code">mvn install:install-file -DgroupId=net.sf.packtag -DartifactId=packtag-core <text:s/>-Dpackaging=jar -Dversion=x.y -Dfile=packtag-x.y.jar</text:p>
      <text:h text:style-name="Heading_20_2" text:outline-level="2">Usage</text:h>
      <text:p text:style-name="Standard">To use the taglib in a JSP, you have to declare it first (like all taglibs):</text:p>
      <text:p text:style-name="Code">&lt;%@ taglib uri="http://packtag.sf.net"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Contextpath</text:h>
      <text:p text:style-name="Standard">You can point to a file directly from the root of your contextpath, that means starting with a leading slash:</text:p>
      <text:p text:style-name="Code">&lt;pack:script src="/js/util/common.js"/&gt;</text:p>
      <text:p text:style-name="Standard">This way it doesn't matter from where you point to that file, because it is an absolute notation.</text:p>
      <text:h text:style-name="Heading_20_4" text:outline-level="4"><text:soft-page-break/>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2" office:value-type="string">
            <text:p text:style-name="Table_20_Contents">src</text:p>
          </table:table-cell>
          <table:table-cell table:style-name="Tabelle2.A2" office:value-type="string">
            <text:p text:style-name="Table_20_Contents">String</text:p>
          </table:table-cell>
          <table:table-cell table:style-name="Tabelle2.A2"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2" office:value-type="string">
            <text:p text:style-name="Table_20_Contents">enabled</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When set to true, the resource will be written out directly. No compression or minification takes place.</text:p>
          </table:table-cell>
        </table:table-row>
        <table:table-row>
          <table:table-cell table:style-name="Tabelle2.A2" office:value-type="string">
            <text:p text:style-name="Table_20_Contents">minify</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Disables the minification when set to true. pack:tag still delivers the resource - compressed and with all caching headers (servlet).</text:p>
          </table:table-cell>
        </table:table-row>
        <table:table-row>
          <table:table-cell table:style-name="Tabelle2.A2" office:value-type="string">
            <text:p text:style-name="Table_20_Contents">media</text:p>
          </table:table-cell>
          <table:table-cell table:style-name="Tabelle2.A2" office:value-type="string">
            <text:p text:style-name="Table_20_Contents">String</text:p>
          </table:table-cell>
          <table:table-cell table:style-name="Tabelle2.A2" office:value-type="string">
            <text:p text:style-name="Table_20_Contents">No</text:p>
          </table:table-cell>
          <table:table-cell table:style-name="Tabelle2.D2" office:value-type="string">
            <text:p text:style-name="Table_20_Contents">Defines the output media. This attribute is only applicable for pack:style.</text:p>
          </table:table-cell>
        </table:table-row>
      </table:table>
      <text:h text:style-name="Heading_20_3" text:outline-level="3">Combining resources</text:h>
      <text:p text:style-name="Standard">With pack:tag, you can combine resources easily. See the following code:</text:p>
      <text:p text:style-name="Code">&lt;pack:script src="/js/validation.js"/&gt;<text:line-break/>&lt;pack:script src="/js/tracking.js"/&gt;<text:line-break/>&lt;pack:script src="/js/edges.js"/&gt;</text:p>
      <text:p text:style-name="Standard">This code produces three packed resources, each resulting in a request the browser has to send <text:s/>and receive. We can combine them simply by listing them up, so only a single resource will be delivered:</text:p>
      <text:p text:style-name="Code">&lt;pack:script&gt;<text:line-break/><text:soft-pag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2" office:value-type="string">
            <text:p text:style-name="Table_20_Contents">cache.type</text:p>
          </table:table-cell>
          <table:table-cell table:style-name="Tabelle4.A2" office:value-type="string">
            <text:p text:style-name="Table_20_Contents">servlet, file, disabled</text:p>
          </table:table-cell>
          <table:table-cell table:style-name="Tabelle4.C2" office:value-type="string">
            <text:p text:style-name="Table_20_Contents">servlet</text:p>
          </table:table-cell>
        </table:table-row>
        <table:table-row>
          <table:table-cell table:style-name="Tabelle4.A2" office:value-type="string">
            <text:p text:style-name="Table_20_Contents">cache.file.path</text:p>
          </table:table-cell>
          <table:table-cell table:style-name="Tabelle4.A2" office:value-type="string">
            <text:p text:style-name="Table_20_Contents">valid path</text:p>
          </table:table-cell>
          <table:table-cell table:style-name="Tabelle4.C2" office:value-type="string">
            <text:p text:style-name="Table_20_Contents">pack</text:p>
          </table:table-cell>
        </table:table-row>
        <table:table-row>
          <table:table-cell table:style-name="Tabelle4.A2" office:value-type="string">
            <text:p text:style-name="Table_20_Contents">cache.servlet.combined.&lt;resourcetype&gt;.path</text:p>
          </table:table-cell>
          <table:table-cell table:style-name="Tabelle4.A2" office:value-type="string">
            <text:p text:style-name="Table_20_Contents">valid path</text:p>
          </table:table-cell>
          <table:table-cell table:style-name="Tabelle4.C2" office:value-type="string">
            <text:p text:style-name="Table_20_Contents">(empty)</text:p>
          </table:table-cell>
        </table:table-row>
        <table:table-row>
          <table:table-cell table:style-name="Tabelle4.A2" office:value-type="string">
            <text:p text:style-name="Table_20_Contents">resources.checktimestamps</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tracking</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external</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charset</text:p>
          </table:table-cell>
          <table:table-cell table:style-name="Tabelle4.A2" office:value-type="string">
            <text:p text:style-name="Table_20_Contents">JVM supported charset name</text:p>
          </table:table-cell>
          <table:table-cell table:style-name="Tabelle4.C2" office:value-type="string">
            <text:p text:style-name="Table_20_Contents">Java &gt;= 5: Platform default</text:p>
            <text:p text:style-name="Table_20_Contents">Java = 1.4: Latin9</text:p>
          </table:table-cell>
        </table:table-row>
        <table:table-row>
          <table:table-cell table:style-name="Tabelle4.A2" office:value-type="string">
            <text:p text:style-name="Table_20_Contents">hide.errors</text:p>
          </table:table-cell>
          <table:table-cell table:style-name="Tabelle4.A2" office:value-type="string">
            <text:p text:style-name="Table_20_Contents">true, false</text:p>
          </table:table-cell>
          <table:table-cell table:style-name="Tabelle4.C2" office:value-type="string">
            <text:p text:style-name="Table_20_Contents">false</text:p>
          </table:table-cell>
        </table:table-row>
        <table:table-row>
          <table:table-cell table:style-name="Tabelle4.A2" office:value-type="string">
            <text:p text:style-name="Table_20_Contents">&lt;resourcetype&gt;.strategy</text:p>
          </table:table-cell>
          <table:table-cell table:style-name="Tabelle4.A2" office:value-type="string">
            <text:p text:style-name="Table_20_Contents">Classname to <text:soft-page-break/>PackStrategy implementing Class</text:p>
          </table:table-cell>
          <table:table-cell table:style-name="Tabelle4.C2" office:value-type="string">
            <text:p text:style-name="Table_20_Contents">JavaScript: JsminPackStrategy</text:p>
            <text:p text:style-name="Table_20_Contents"><text:soft-page-break/>Css: IBloomCssPackStrategy</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Send gzipped</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Relative Path support</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Yes</text:p>
          </table:table-cell>
        </table:table-row>
      </table:table>
      <text:p text:style-name="Standard"/>
      <text:p text:style-name="Standard">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text:soft-page-break/>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If not set, the default charset of the JVM is used (Java &gt;= 1.5). If you are still using Java 1.4, Latin9 will be assumed.</text:p>
      <text:p text:style-name="Standard">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p text:style-name="Standard"/>
      <text:h text:style-name="P3"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http://www.ibloomstudios.com/articles/php_css_compressor</text:a></text:p>
      <text:p text:style-name="Standard">Licence: None</text:p>
      <text:h text:style-name="Heading_20_3" text:outline-level="3">YuiCompressor</text:h>
      <text:p text:style-name="Standard">Resource type: JavaScript</text:p>
      <text:p text:style-name="Standard">Class: net.sf.packtag.implementation.yui.YuiCompressorPackStrategy</text:p>
      <text:p text:style-name="Standard">Author: Julien Lecomte</text:p>
      <text:p text:style-name="Standard">Website: <text:a xlink:type="simple" xlink:href="http://www.julienlecomte.net/yuicompressor">http://www.julienlecomte.net/yuicompressor</text:a></text:p>
      <text:p text:style-name="Standard">Licence: BSD</text:p>
      <text:p text:style-name="Standard"/>
      <text:p text:style-name="Standard">Notice that the YuiCompressor depends on Mozilla Rhino (<text:a xlink:type="simple" xlink:href="http://www.mozilla.org/rhino">http://www.mozilla.org/rhino</text:a>), which is dual <text:s/>licensed under MPL 1.1/GPL 2.0.</text:p>
      <text:p text:style-name="Standard">So you have to download the rhino jar by yourself,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http://www.julienlecomte.net/blog/2007/08/14</text:a> (announcement), <text:a xlink:type="simple" xlink:href="http://foohack.com/">http://foohack.com</text:a></text:p>
      <text:p text:style-name="Standard">Licence: BSD</text:p>
      <text:p text:style-name="Standard"/>
      <text:p text:style-name="Standard">Notice that this PackStrategy does not have dependencies to the Mozilla Rhino Project (in contrast to the YuiCompressor).</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
      <text:p text:style-name="Standard">Notice that you need to download the jawr library to use this PackStrategy.</text:p>
      <text:h text:style-name="Heading_20_2" text:outline-level="2"><text:soft-page-break/>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3"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ext:soft-page-break/>that were needed on the current page. As honorable this seems, it produces larger downloads.</text:p>
      <text:p text:style-name="Standard">Let's look at an example.</text:p>
      <text:p text:style-name="Standard">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text:style-name="L5">
        <text:list-item>
          <text:p text:style-name="P15">Always deliver all resources<text:line-break/>a. By explicit naming:<text:line-break/><text:span text:style-name="Code">&lt;pack:script&gt;<text:line-break/></text:span><text:span text:style-name="Code"><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5">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5">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text:soft-page-break/>minification, or later on client side. So I advice you to write clean code.</text:p>
      <text:p text:style-name="Standard">The same rules apply to other elements like curly braces.</text:p>
      <text:h text:style-name="Heading_20_2" text:outline-level="2">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text:style-name="L6">
        <text:list-item>
          <text:p text:style-name="P16"><text:a xlink:type="simple" xlink:href="http://dev.rubyonrails.org/ticket/7311">http://dev.rubyonrails.org/ticket/7311</text:a></text:p>
        </text:list-item>
        <text:list-item>
          <text:p text:style-name="P16"><text:a xlink:type="simple" xlink:href="http://andrewdupont.net/2007/02/26/packing-prototype">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3" text:outline-level="1">Appendix</text:h>
      <text:h text:style-name="Heading_20_2" text:outline-level="2">Thanks</text:h>
      <text:p text:style-name="Standard">In alphabetically order:</text:p>
      <text:list text:style-name="L7">
        <text:list-item>
          <text:p text:style-name="P18">Dr. Michael Sievers (proofreading)</text:p>
        </text:list-item>
        <text:list-item>
          <text:p text:style-name="P18">frenchyooy@sf.net (suggestions)</text:p>
        </text:list-item>
        <text:list-item>
          <text:p text:style-name="P17">qxo@sf.net (contributions, charset, suggestions)</text:p>
        </text:list-item>
        <text:list-item>
          <text:p text:style-name="P18">Ryan Gardner (maven, contributions)</text:p>
        </text:list-item>
        <text:list-item>
          <text:p text:style-name="P17">Sicke Westerdijk (Update JSMin)</text:p>
        </text:list-item>
        <text:list-item>
          <text:p text:style-name="P17">Stuart Batty (media attribute)</text:p>
        </text:list-item>
        <text:list-item>
          <text:p text:style-name="P18">Tarun Reddy (contributions)</text:p>
        </text:list-item>
        <text:list-item>
          <text:p text:style-name="P17">Thomas Duerr (XHTML)</text:p>
        </text:list-item>
      </text:list>
      <text:h text:style-name="Heading_20_2" text:outline-level="2">Licenses</text:h>
      <text:h text:style-name="Heading_20_3" text:outline-level="3">pack:tag</text:h>
      <text:p text:style-name="Standard">pack:tag is developed by Daniel Galán y Martins in 2007-2008, licensed under LGPL <text:s/>2.1.</text:p>
      <text:p text:style-name="Standard">A copy of the LGPL 2.1 can be found here: <text:a xlink:type="simple" xlink:href="http://www.gnu.org/licenses/old-licenses/lgpl-2.1.html">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https://jawr.dev.java.net</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 Accelerate">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http://code.google.com/p/bundle-fu/</text:a></text:p>
      <text:h text:style-name="Heading_20_2" text:outline-level="2">Tools</text:h>
      <text:p text:style-name="Standard">No article to website optimization would be complete without mentioning the most outstanding web development tools:</text:p>
      <text:list text:style-name="L8">
        <text:list-item>
          <text:p text:style-name="P19"><text:soft-page-break/>FireBug - <text:a xlink:type="simple" xlink:href="http://www.getfirebug.com/">http://www.getfirebug.com</text:a><text:line-break/>THE web development inspection and analysis tool</text:p>
        </text:list-item>
        <text:list-item>
          <text:p text:style-name="P19">YSlow - <text:a xlink:type="simple" xlink:href="http://developer.yahoo.com/yslow">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text:style-name="L9">
        <text:list-item>
          <text:p text:style-name="P20"><text:a xlink:type="simple" xlink:href="http://stevesouders.com/hpws">http://stevesouders.com/hpws</text:a><text:line-break/>14 Rules for Faster-Loading Web Sites, from the book High Performance Web Sites by Steve Souders. Worth reading (covers the yslow rules).</text:p>
        </text:list-item>
        <text:list-item>
          <text:p text:style-name="P20"><text:a xlink:type="simple" xlink:href="http://www.slideshare.net/stoyan/high-performance-web-pages-20-new-best-practices">http://www.slideshare.net/stoyan/high-performance-web-pages-20-new-best-practices</text:a><text:line-break/>High Performance Web Pages Presentation, 20 new rules by Yahoo</text:p>
        </text:list-item>
        <text:list-item>
          <text:p text:style-name="P20"><text:a xlink:type="simple" xlink:href="http://www.alistapart.com/articles/sprites">http://www.alistapart.com/articles/sprites</text:a><text:line-break/>Explaination of image combination in CSS, called sprites.</text:p>
        </text:list-item>
        <text:list-item>
          <text:p text:style-name="P20"><text:a xlink:type="simple" xlink:href="http://dean.edwards.name/packer">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text:style-name="L10">
        <text:list-item>
          <text:p text:style-name="P21"><text:a xlink:type="simple" xlink:href="http://blog.augmentedfragments.com/2008/01/compressing-and-obfuscating-javascript.html">http://blog.augmentedfragments.com/2008/01/compressing-and-obfuscating-javascript.html</text:a></text:p>
        </text:list-item>
        <text:list-item>
          <text:p text:style-name="P21"><text:a xlink:type="simple" xlink:href="http://www.selfcontained.us/2008/02/29/combine-your-js-and-css-files-with-packtag/">http://www.selfcontained.us/2008/02/29/combine-your-js-and-css-files-with-packtag/</text:a></text:p>
        </text:list-item>
      </text:list>
      <text:p text:style-name="Standard">Miscellaneous:</text:p>
      <text:list text:style-name="L11">
        <text:list-item>
          <text:p text:style-name="P22">pack:tag on ohloh - <text:a xlink:type="simple" xlink:href="http://www.ohloh.net/projects/7677">http://www.ohloh.net/projects/7677</text:a></text:p>
        </text:list-item>
      </text:list>
      <text:p text:style-name="Standard"/>
      <text:h text:style-name="Heading_20_2" text:outline-level="2">Feedback</text:h>
      <text:p text:style-name="Standard">If you have suggestions, found bugs, typos or want to give feedback in general, please go to the project page, hosted on sourceforge, and leave a message:</text:p>
      <text:p text:style-name="P6"><text:a xlink:type="simple" xlink:href="http://www.sourceforge.net/projects/packtag">http://www.sourceforge.net/projects/packta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Code" style:family="paragraph" style:class="text" style:master-page-name="">
      <style:paragraph-properties fo:margin-left="0.499cm" fo:margin-right="0.499cm" fo:margin-top="0.101cm" fo:margin-bottom="0.4cm" fo:line-height="100%" fo:text-indent="0cm" style:auto-text-indent="false" style:page-number="auto" fo:background-color="#e6e6e6" fo:padding="0.049cm" fo:border="0.002cm solid #999999" style:shadow="none">
        <style:tab-stops/>
        <style:background-image/>
      </style:paragraph-properties>
      <style:text-properties style:font-name="Courier New"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class="text" style:master-page-name="" style:default-outline-level="1">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499cm" fo:margin-bottom="0.21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master-page-name="" style:default-outline-level="3">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class="text" style:master-page-name="" style:default-outline-level="4">
      <style:paragraph-properties fo:margin-top="0.319cm" fo:margin-bottom="0.109cm"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style:text-underline-style="solid" style:text-underline-width="auto" style:text-und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3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767cm" style:type="center"/>
          <style:tab-stop style:position="17.535cm"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8.767cm" style:type="center"/>
          <style:tab-stop style:position="17.535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666666"/>
    </style:style>
    <style:page-layout style:name="pm1">
      <style:page-layout-properties fo:page-width="21.001cm" fo:page-height="29.7cm" style:num-format="1" style:print-orientation="portrait" fo:margin-top="1.012cm" fo:margin-bottom="2cm" fo:margin-left="1.75cm" fo:margin-right="1.715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1.757cm" fo:margin-right="1.7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ck:tag - a packed guide to website performance optimization<text:tab/>Page <text:page-number text:select-page="current">17</text:page-number> / <text:page-count>17</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subject>pack:tag</dc:subject>
    <meta:initial-creator>D G</meta:initial-creator>
    <meta:creation-date>2008-03-06T19:29:08</meta:creation-date>
    <dc:creator>Daniel Galán y Martins</dc:creator>
    <dc:date>2008-04-17T00:07:47</dc:date>
    <meta:keyword>pack:tag minification compression javascript css website size optimization</meta:keyword>
    <meta:editing-cycles>145</meta:editing-cycles>
    <meta:editing-duration>P2DT9H39M55S</meta:editing-duration>
    <meta:user-defined meta:name="Info 1">Daniel Galán y Martins</meta:user-defined>
    <meta:user-defined meta:name="Info 2"/>
    <meta:user-defined meta:name="Info 3"/>
    <meta:user-defined meta:name="Info 4"/>
    <meta:document-statistic meta:table-count="4" meta:image-count="1" meta:object-count="0" meta:page-count="17" meta:paragraph-count="459" meta:word-count="4706" meta:character-count="30900"/>
  </office:meta>
</office:document-meta>
</file>